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078cm"/>
    </style:style>
    <style:style style:name="co6" style:family="table-column">
      <style:table-column-properties fo:break-before="auto" style:column-width="5.327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8.075cm"/>
    </style:style>
    <style:style style:name="ro1" style:family="table-row">
      <style:table-row-properties style:row-height="0.50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eri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>
            <text:p>series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mode</text:p>
          </table:table-cell>
          <table:table-cell table:style-name="ce1" office:value-type="string">
            <text:p>habitat</text:p>
          </table:table-cell>
          <table:table-cell table:style-name="ce1" office:value-type="string">
            <text:p>datetime_start</text:p>
          </table:table-cell>
          <table:table-cell table:style-name="ce1" office:value-type="string">
            <text:p>datetime_end</text:p>
          </table:table-cell>
          <table:table-cell table:style-name="ce1" office:value-type="string">
            <text:p>collecto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01-01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ручной сбор</text:p>
          </table:table-cell>
          <table:table-cell table:style-name="ce2" office:value-type="string">
            <text:p>пересохшее русло реки</text:p>
          </table:table-cell>
          <table:table-cell table:style-name="ce2" office:value-type="string">
            <text:p>2008:07:22 13:00:00</text:p>
          </table:table-cell>
          <table:table-cell table:style-name="ce2" office:value-type="string">
            <text:p>2008:07:23 14:00:10</text:p>
          </table:table-cell>
          <table:table-cell table:style-name="ce2" office:value-type="string">
            <text:p>Гребенников К.А.</text:p>
          </table:table-cell>
          <table:table-cell table:number-columns-repeated="1017"/>
        </table:table-row>
        <table:table-row table:style-name="ro1" table:number-rows-repeated="134">
          <table:table-cell table:style-name="ce1" table:number-columns-repeated="7"/>
          <table:table-cell table:number-columns-repeated="1017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pecimen" table:style-name="ta1" table:print="false"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021" table:default-cell-style-name="ce1"/>
        <table:table-row table:style-name="ro2">
          <table:table-cell office:value-type="string">
            <text:p>specimen</text:p>
          </table:table-cell>
          <table:table-cell office:value-type="string">
            <text:p>series</text:p>
          </table:table-cell>
          <table:table-cell office:value-type="string">
            <text:p>taxon</text:p>
          </table:table-cell>
          <table:table-cell office:value-type="string">
            <text:p>nall</text:p>
          </table:table-cell>
          <table:table-cell office:value-type="string">
            <text:p>nmale</text:p>
          </table:table-cell>
          <table:table-cell office:value-type="string">
            <text:p>nfemale</text:p>
          </table:table-cell>
          <table:table-cell office:value-type="string">
            <text:p>nlarv</text:p>
          </table:table-cell>
          <table:table-cell office:value-type="string">
            <text:p>nwork</text:p>
          </table:table-cell>
          <table:table-cell office:value-type="string">
            <text:p>collection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000-000</text:p>
          </table:table-cell>
          <table:table-cell table:style-name="ce2" office:value-type="string">
            <text:p>021-01</text:p>
          </table:table-cell>
          <table:table-cell table:style-name="ce2" office:value-type="string">
            <text:p>Coreus marginatus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2" office:value-type="string">
            <text:p>KGC</text:p>
          </table:table-cell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determ" table:style-name="ta1" table:print="false">
        <table:table-column table:style-name="co1" table:number-columns-repeated="2" table:default-cell-style-name="ce3"/>
        <table:table-column table:style-name="co8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1019" table:default-cell-style-name="ce3"/>
        <table:table-row table:style-name="ro3">
          <table:table-cell office:value-type="string">
            <text:p>determ</text:p>
          </table:table-cell>
          <table:table-cell office:value-type="string">
            <text:p>specimen</text:p>
          </table:table-cell>
          <table:table-cell office:value-type="string">
            <text:p>taxon</text:p>
          </table:table-cell>
          <table:table-cell office:value-type="string">
            <text:p>datetime</text:p>
          </table:table-cell>
          <table:table-cell office:value-type="string">
            <text:p>determinato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000-000 01</text:p>
          </table:table-cell>
          <table:table-cell table:style-name="ce2" office:value-type="string">
            <text:p>000-000</text:p>
          </table:table-cell>
          <table:table-cell table:style-name="ce2" office:value-type="string">
            <text:p>Coreus marginatus L.</text:p>
          </table:table-cell>
          <table:table-cell table:style-name="ce2" office:value-type="string">
            <text:p>2012</text:p>
          </table:table-cell>
          <table:table-cell table:style-name="ce2" office:value-type="string">
            <text:p>Grebennikov K.A.</text:p>
          </table:table-cell>
          <table:table-cell table:number-columns-repeated="1019"/>
        </table:table-row>
        <table:table-row table:style-name="ro3" table:number-rows-repeated="932">
          <table:table-cell table:style-name="ce1" table:number-columns-repeated="5"/>
          <table:table-cell table:number-columns-repeated="1019"/>
        </table:table-row>
        <table:table-row table:style-name="ro3" table:number-rows-repeated="1047641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series" table:base-cell-address="$series.$A$1" table:cell-range-address="$series.$A$2:.$G$81"/>
        <table:named-range table:name="specimen" table:base-cell-address="$series.$A$1" table:cell-range-address="$series.$A$1:.$I$412"/>
        <table:named-range table:name="determ" table:base-cell-address="$series.$A$1" table:cell-range-address="$series.$A$1:.$E$4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currency-symbol>$</number:currency-symbol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1P0"/>
    </number:currency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 $(</number:text>
      <number:number number:decimal-places="0" number:min-integer-digits="1" number:grouping="true"/>
      <number:text>)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6P0" style:volatile="true">
      <number:text> </number:text>
      <number:number number: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</number:text>
      <number:number number: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9P0"/>
    </number:currency-style>
    <style:style style:name="Default" style:family="table-cell">
      <style:table-cell-properties style:rotation-align="none"/>
      <style:text-properties fo:color="#000000"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ies" style:display-name="PageStyle_se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es_20_1" style:display-name="PageStyle_seri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men" style:display-name="PageStyle_specim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term" style:display-name="PageStyle_deter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ries_20_2" style:display-name="PageStyle_seri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men_20_1" style:display-name="PageStyle_specimen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eterm_20_1" style:display-name="PageStyle_determ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pecimen_20_2" style:display-name="PageStyle_specimen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men_20_3" style:display-name="PageStyle_specimen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ries_20_3" style:display-name="PageStyle_serie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men_20_4" style:display-name="PageStyle_specimen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eterm_20_2" style:display-name="PageStyle_determ 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7M54S</meta:editing-duration>
    <meta:editing-cycles>20</meta:editing-cycles>
    <meta:generator>OpenOffice/4.0.1$Win32 OpenOffice.org_project/401m5$Build-9714</meta:generator>
    <dc:date>2014-08-25T19:13:38.87</dc:date>
    <dc:creator>Konstantin Grebennikov</dc:creator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